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fo:min-height="14.136cm"/>
    </style:style>
    <style:style style:name="pr8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line-height="100%" fo:text-indent="-0.6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fo:font-family="Consolas" style:font-pitch="fixed" fo:font-size="28pt" style:font-size-asian="28pt" style:font-size-complex="28pt"/>
    </style:style>
    <style:style style:name="T5" style:family="text">
      <style:text-properties fo:font-family="Consolas" style:font-pitch="fixed"/>
    </style:style>
    <style:style style:name="T6" style:family="text">
      <style:text-properties fo:font-family="Consolas" style:font-pitch="fixed" fo:font-size="20pt"/>
    </style:style>
    <style:style style:name="T7" style:family="text">
      <style:text-properties fo:font-size="20pt"/>
    </style:style>
    <style:style style:name="T8" style:family="text">
      <style:text-properties fo:font-family="Consolas" style:font-family-generic="swiss" style:font-pitch="variable"/>
    </style:style>
    <style:style style:name="T9" style:family="text">
      <style:text-properties fo:font-size="20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Databas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Introducing SQLite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QLite = Embeddable Database</text:p>
                <text:list>
                  <text:list-item>
                    <text:p text:style-name="P4"><text:span text:style-name="T2">SQL compliant, small footprint, public domain</text:span></text:p>
                  </text:list-item>
                  <text:list-item>
                    <text:p text:style-name="P4"><text:span text:style-name="T3">http://sqlite.org</text:span></text:p>
                  </text:list-item>
                </text:list>
              </text:list-item>
              <text:list-item>
                <text:p>Single File per Database</text:p>
                <text:list>
                  <text:list-item>
                    <text:p><text:span text:style-name="T4">/data/data/your.package.name/databases/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3T6" draw:id="id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QLiteOpenHelper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Recommended Database-Creation Scaffold</text:p>
                <text:list>
                  <text:list-item>
                    <text:p text:style-name="P4">Assists in schema revision control</text:p>
                  </text:list-item>
                </text:list>
              </text:list-item>
              <text:list-item>
                <text:p text:style-name="P4">Implementation</text:p>
                <text:list>
                  <text:list-item>
                    <text:p text:style-name="P4">Extend SQLiteOpenHelper</text:p>
                  </text:list-item>
                  <text:list-item>
                    <text:p text:style-name="P4">Override constructor</text:p>
                    <text:list>
                      <text:list-item>
                        <text:p text:style-name="P4">Chain upward!</text:p>
                      </text:list-item>
                      <text:list-item>
                        <text:p text:style-name="P4">Provide a revision number of the schema and<text:line-break/>name of the database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 text:style-name="P8">SQLiteOpenHelper is not absolutely required – you can use methods like openOrCreateDatabase() on SQLiteDatabase. However, only SQLiteOpenHelper offers schema version tracking.</text:p>
              <text:p text:style-name="P8"/>
            </draw:text-box>
          </draw:frame>
        </presentation:notes>
      </draw:page>
      <draw:page draw:name="page4" draw:style-name="dp1" draw:master-page-name="Android1" presentation:presentation-page-layout-name="AL3T6" draw:id="id4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SQLiteOpenHelper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Implementation (continued)</text:p>
                <text:list>
                  <text:list-item>
                    <text:p text:style-name="P4">Implement <text:span text:style-name="T5">onCreate()</text:span></text:p>
                    <text:list>
                      <text:list-item>
                        <text:p text:style-name="P4">Creates any tables, indicies, etc.</text:p>
                      </text:list-item>
                      <text:list-item>
                        <text:p text:style-name="P4">Given a SQLiteDatabase object to work with</text:p>
                      </text:list-item>
                      <text:list-item>
                        <text:p text:style-name="P4">Use <text:span text:style-name="T5">execSQL()</text:span> to execute statements</text:p>
                      </text:list-item>
                    </text:list>
                  </text:list-item>
                  <text:list-item>
                    <text:p text:style-name="P4">Implement <text:span text:style-name="T5">onUpgrade()</text:span></text:p>
                    <text:list>
                      <text:list-item>
                        <text:p text:style-name="P4">Perform in-place schema upgrade to save dat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 text:style-name="P3"><text:span text:style-name="T6">execSQL()</text:span><text:span text:style-name="T7"> is covered in greater detail later in this module.</text:span></text:p>
              <text:p text:style-name="P3"><text:span text:style-name="T7"/></text:p>
            </draw:text-box>
          </draw:frame>
        </presentation:notes>
      </draw:page>
      <draw:page draw:name="page5" draw:style-name="dp1" draw:master-page-name="Android1" presentation:presentation-page-layout-name="AL3T6" draw:id="id5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Opening and Closing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Opening a Database</text:p>
                <text:list>
                  <text:list-item>
                    <text:p text:style-name="P4">Create an instance of your SQLiteOpenHelper subclass</text:p>
                  </text:list-item>
                  <text:list-item>
                    <text:p text:style-name="P4">Call <text:span text:style-name="T5">getReadableDatabase()</text:span> or <text:span text:style-name="T5">getWriteableDatabase()</text:span></text:p>
                    <text:list>
                      <text:list-item>
                        <text:p text:style-name="P4">Former locks you out of data-changing operations</text:p>
                      </text:list-item>
                      <text:list-item>
                        <text:p text:style-name="P4">Returns SQLiteDatabase object for use in queries,<text:line-break/>inserts, updates, deletes, transactions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draw:id="id6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Opening and Closing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Closing a Database</text:p>
                <text:list>
                  <text:list-item>
                    <text:p text:style-name="P4">Just call <text:span text:style-name="T5">close()</text:span> on the SQLiteDatabase or SQLiteOpenHelper</text:p>
                  </text:list-item>
                  <text:list-item>
                    <text:p text:style-name="P4">Be sure to close any databases you open!</text:p>
                    <text:list>
                      <text:list-item>
                        <text:p text:style-name="P4">Will get a warning about leaking databases otherwise</text:p>
                      </text:list-item>
                      <text:list-item>
                        <text:p text:style-name="P4">No data los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7">The two most likely patterns for database access are opening in </text:span><text:span text:style-name="T6">onCreate()</text:span><text:span text:style-name="T7">/closing in </text:span><text:span text:style-name="T6">onDestroy()</text:span><text:span text:style-name="T7"> and opening in </text:span><text:span text:style-name="T6">onResume()</text:span><text:span text:style-name="T7">/closing in </text:span><text:span text:style-name="T6">onPause()</text:span><text:span text:style-name="T7">.</text:span></text:p>
              <text:p text:style-name="P3"><text:span text:style-name="T7"/></text:p>
              <text:p text:style-name="P3"><text:span text:style-name="T7"/></text:p>
            </draw:text-box>
          </draw:frame>
        </presentation:notes>
      </draw:page>
      <draw:page draw:name="page7" draw:style-name="dp1" draw:master-page-name="Android1" presentation:presentation-page-layout-name="AL3T6" draw:id="id7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Executing Queries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Option #1: <text:span text:style-name="T5">rawQuery()</text:span></text:p>
                <text:list>
                  <text:list-item>
                    <text:p text:style-name="P4">Takes a SQL statement and a <text:span text:style-name="T5">String[]</text:span> of parameter values</text:p>
                    <text:list>
                      <text:list-item>
                        <text:p text:style-name="P4">Use ? as placeholders in the SQL statement for the parameters (<text:span text:style-name="T5">“SELECT * FROM foo WHERE _id=?”</text:span>)</text:p>
                      </text:list-item>
                      <text:list-item>
                        <text:p text:style-name="P4">Pass <text:span text:style-name="T5">null</text:span> for parameter value array if you are not using parameters in query</text:p>
                      </text:list-item>
                    </text:list>
                  </text:list-item>
                  <text:list-item>
                    <text:p text:style-name="P4">Returns a Cursor on the query resul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7">There are two methods for getting data out of SQLite, </text:span><text:span text:style-name="T6">rawQuery()</text:span><text:span text:style-name="T7"> and </text:span><text:span text:style-name="T6">query()</text:span><text:span text:style-name="T7">. Declarative SQL should use </text:span><text:span text:style-name="T6">rawQuery()</text:span><text:span text:style-name="T7">. </text:span><text:span text:style-name="T6">query()</text:span><text:span text:style-name="T7"> only makes sense if you do not know vast chunks of the SQL up front (e.g., table names).</text:span></text:p>
            </draw:text-box>
          </draw:frame>
        </presentation:notes>
      </draw:page>
      <draw:page draw:name="page8" draw:style-name="dp1" draw:master-page-name="Android1" presentation:presentation-page-layout-name="AL3T6" draw:id="id8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Executing Queries</text:p>
          </draw:text-box>
        </draw:frame>
        <draw:frame presentation:style-name="pr6" draw:text-style-name="P7" draw:layer="layout" svg:width="24.635cm" svg:height="13.855cm" svg:x="1.4cm" svg:y="4.914cm" presentation:class="outline" presentation:user-transformed="true">
          <draw:text-box>
            <text:list text:style-name="L2">
              <text:list-item>
                <text:p text:style-name="P4">Option #2: <text:span text:style-name="T5">query()</text:span></text:p>
                <text:list>
                  <text:list-item>
                    <text:p text:style-name="P4">Builds up a SQL query from component parts</text:p>
                  </text:list-item>
                  <text:list-item>
                    <text:p text:style-name="P4">Components</text:p>
                    <text:list>
                      <text:list-item>
                        <text:p text:style-name="P4">Table name</text:p>
                      </text:list-item>
                      <text:list-item>
                        <text:p text:style-name="P4">Column list to return</text:p>
                      </text:list-item>
                      <text:list-item>
                        <text:p text:style-name="P4"><text:span text:style-name="T5">WHERE</text:span> clause and parameters</text:p>
                      </text:list-item>
                      <text:list-item>
                        <text:p text:style-name="P4"><text:span text:style-name="T5">GROUP BY</text:span> clause and parameters,</text:p>
                      </text:list-item>
                      <text:list-item>
                        <text:p text:style-name="P4"><text:span text:style-name="T5">ORDER BY</text:span> clause and parameters</text:p>
                      </text:list-item>
                      <text:list-item>
                        <text:p text:style-name="P4">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draw:id="id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Using Cursors</text:p>
          </draw:text-box>
        </draw:frame>
        <draw:frame presentation:style-name="pr6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Manual Pattern</text:p>
                <text:list>
                  <text:list-item>
                    <text:p><text:span text:style-name="T5">moveToFirst()</text:span></text:p>
                  </text:list-item>
                  <text:list-item>
                    <text:p><text:span text:style-name="T5">isAfterLast()</text:span></text:p>
                  </text:list-item>
                  <text:list-item>
                    <text:p><text:span text:style-name="T5">getString()</text:span>, <text:span text:style-name="T5">getInt()</text:span>, <text:span text:style-name="T5">getFloat()</text:span>, <text:span text:style-name="T5">getDouble()</text:span>, etc.</text:p>
                    <text:list>
                      <text:list-item>
                        <text:p>Use <text:span text:style-name="T5">getColumnIndex()</text:span> to look up by name</text:p>
                      </text:list-item>
                    </text:list>
                  </text:list-item>
                  <text:list-item>
                    <text:p><text:span text:style-name="T5">moveToNext()</text:span></text:p>
                  </text:list-item>
                  <text:list-item>
                    <text:p>Call <text:span text:style-name="T5">close()</text:span> when done!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6">Cursor</text:span><text:span text:style-name="T7">s are reminiscent of client-side cursors in ODBC, JDBC, and similar APIs. They hold onto the entire result set, if it is under 1MB total size (things get complicated after that).</text:span></text:p>
              <text:p text:style-name="P3"><text:span text:style-name="T7"/></text:p>
              <text:p text:style-name="P3"><text:span text:style-name="T7">The </text:span><text:span text:style-name="T6">Cursor</text:span><text:span text:style-name="T7"> is positioned before the first row at the outset. Either call </text:span><text:span text:style-name="T6">moveToFirst()</text:span><text:span text:style-name="T7"> or </text:span><text:span text:style-name="T6">moveToNext()</text:span><text:span text:style-name="T7"> before trying to read data.</text:span></text:p>
              <text:p text:style-name="P3"><text:span text:style-name="T7"/></text:p>
              <text:p text:style-name="P3"><text:span text:style-name="T7">Since the column index does not change, do not call </text:span><text:span text:style-name="T6">getColumnIndex()</text:span><text:span text:style-name="T7"> inside of a loop.</text:span></text:p>
              <text:p text:style-name="P3"><text:span text:style-name="T7"/></text:p>
            </draw:text-box>
          </draw:frame>
        </presentation:notes>
      </draw:page>
      <draw:page draw:name="page10" draw:style-name="dp1" draw:master-page-name="Android1" presentation:presentation-page-layout-name="AL2T1" draw:id="id1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Using Cursors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Adapter Pattern</text:p>
                <text:list>
                  <text:list-item>
                    <text:p text:style-name="P4">Create a CursorAdapter</text:p>
                    <text:list>
                      <text:list-item>
                        <text:p>SimpleCursorAdapter</text:p>
                      </text:list-item>
                      <text:list-item>
                        <text:p>Your own CursorAdapter subclass</text:p>
                      </text:list-item>
                    </text:list>
                  </text:list-item>
                  <text:list-item>
                    <text:p>Hand it the Cursor, ut the Adapter in an appropriate widget</text:p>
                  </text:list-item>
                  <text:list-item>
                    <text:p>Call <text:span text:style-name="T5">requery()</text:span> when data changes</text:p>
                  </text:list-item>
                  <text:list-item>
                    <text:p>Rule: <text:span text:style-name="T8">_ID</text:span> column mandatory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7">The biggest catch with </text:span><text:span text:style-name="T6">CursorAdapter</text:span><text:span text:style-name="T7"> (and subclasses) is that the result set </text:span><text:span text:style-name="T9">must</text:span><text:span text:style-name="T7"> have a column named </text:span><text:span text:style-name="T6">_id</text:span><text:span text:style-name="T7"> that is an integer and is unique within the result set.</text:span></text:p>
              <text:p text:style-name="P3"><text:span text:style-name="T7"/></text:p>
              <text:p text:style-name="P3"><text:span text:style-name="T7">The easiest way to do that is to have an </text:span><text:span text:style-name="T6">_id</text:span><text:span text:style-name="T7"> column that is </text:span><text:span text:style-name="T6">PRIMARY KEY AUTOINCREMENT</text:span><text:span text:style-name="T7">.</text:span></text:p>
              <text:p text:style-name="P3"><text:span text:style-name="T7"/></text:p>
            </draw:text-box>
          </draw:frame>
        </presentation:notes>
      </draw:page>
      <draw:page draw:name="page11" draw:style-name="dp1" draw:master-page-name="Android1" presentation:presentation-page-layout-name="AL2T1" draw:id="id1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ata Manipulation</text:p>
          </draw:text-box>
        </draw:frame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Option #1: Use <text:span text:style-name="T5">execSQL()</text:span></text:p>
              </text:list-item>
              <text:list-item>
                <text:p text:style-name="P4">Option #2: Use dedicated methods</text:p>
                <text:list>
                  <text:list-item>
                    <text:p text:style-name="P4"><text:span text:style-name="T5">insert()</text:span></text:p>
                    <text:list>
                      <text:list-item>
                        <text:p text:style-name="P4">Takes table name, initial values, and “null column hack”</text:p>
                        <text:list>
                          <text:list-item>
                            <text:p text:style-name="P4">Initial values = ContentValues Map-like structure</text:p>
                          </text:list-item>
                          <text:list-item>
                            <text:p text:style-name="P4">“Null column hack” = column to explicitly set to <text:span text:style-name="T5">NULL</text:span> if<text:line-break/>initial values are emp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7">The “null column hack” is used because the following SQL is invalid in SQLite:</text:span></text:p>
              <text:p text:style-name="P3"><text:span text:style-name="T7"/></text:p>
              <text:p text:style-name="P3"><text:span text:style-name="T6">INSERT INTO table;</text:span></text:p>
              <text:p text:style-name="P3"><text:span text:style-name="T7"/></text:p>
              <text:p text:style-name="P3"><text:span text:style-name="T7">In other database systems, that is a legal statement if all columns either have default values or allow </text:span><text:span text:style-name="T6">NULL</text:span><text:span text:style-name="T7"> values. SQLite requires at least one column to be named:</text:span></text:p>
              <text:p text:style-name="P3"><text:span text:style-name="T7"/></text:p>
              <text:p text:style-name="P3"><text:span text:style-name="T6">INSERT INTO table (hack) VALUES (NULL);</text:span></text:p>
              <text:p text:style-name="P3"><text:span text:style-name="T7"/></text:p>
              <text:p text:style-name="P3"><text:span text:style-name="T7">Hence, the “null column hack” is a column to which we can assign </text:span><text:span text:style-name="T6">NULL</text:span><text:span text:style-name="T7">.</text:span></text:p>
            </draw:text-box>
          </draw:frame>
        </presentation:notes>
      </draw:page>
      <draw:page draw:name="page12" draw:style-name="dp1" draw:master-page-name="Android1" presentation:presentation-page-layout-name="AL2T1" draw:id="id1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ata Manipulation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Option #2 (continued)</text:p>
                <text:list>
                  <text:list-item>
                    <text:p text:style-name="P4"><text:span text:style-name="T5">update()</text:span></text:p>
                    <text:list>
                      <text:list-item>
                        <text:p text:style-name="P4">Takes table name, values to update, <text:span text:style-name="T5">WHERE</text:span> clause and parameters</text:p>
                        <text:list>
                          <text:list-item>
                            <text:p text:style-name="P4">Values = another ContentValues, containing those columns to update</text:p>
                          </text:list-item>
                          <text:list-item>
                            <text:p text:style-name="P4"><text:span text:style-name="T5">WHERE</text:span> clause and parameters the same as with <text:span text:style-name="T5">rawQuery()</text:span> or <text:span text:style-name="T5">query(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5">delete()</text:span></text:p>
                    <text:list>
                      <text:list-item>
                        <text:p text:style-name="P4">Takes table name, <text:span text:style-name="T5">WHERE</text:span> clause and<text:line-break/>paramete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draw:id="id1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ransactions</text:p>
          </draw:text-box>
        </draw:frame>
        <draw:frame presentation:style-name="pr7" draw:text-style-name="P5" draw:layer="layout" svg:width="25.199cm" svg:height="14.969cm" svg:x="1.4cm" svg:y="4.914cm" presentation:class="outline" presentation:user-transformed="true">
          <draw:text-box>
            <text:list text:style-name="L2">
              <text:list-item>
                <text:p text:style-name="P4">Using ACID Transactions</text:p>
                <text:list>
                  <text:list-item>
                    <text:p text:style-name="P4"><text:span text:style-name="T5">beginTransaction()</text:span> at outset</text:p>
                  </text:list-item>
                  <text:list-item>
                    <text:p text:style-name="P4"><text:span text:style-name="T10">try</text:span>/<text:span text:style-name="T10">finally</text:span> block with <text:span text:style-name="T5">endTransaction()</text:span> in <text:span text:style-name="T10">finally</text:span></text:p>
                  </text:list-item>
                  <text:list-item>
                    <text:p text:style-name="P4"><text:span text:style-name="T5">setTransactionSuccessful()</text:span> once transaction deemed complete</text:p>
                  </text:list-item>
                </text:list>
              </text:list-item>
              <text:list-item>
                <text:p text:style-name="P4">Default = One Transaction Per Statement</text:p>
                <text:list>
                  <text:list-item>
                    <text:p text:style-name="P4">For bulk data loads, best to wrap in<text:line-break/>transactions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7">Each transaction results in a write to the on-board flash. Flash writes are slow. Hence, wrapping bulk data imports in a transaction will speed them up. That being said, database writes should be performed on background threads or in an </text:span><text:span text:style-name="T6">AsyncTask</text:span><text:span text:style-name="T7">, lest the UI thread be tied up.</text:span></text:p>
              <text:p text:style-name="P3"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5.24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creator>Mark Murphy</dc:creator>
    <dc:date>2011-08-07T11:43:28</dc:date>
    <meta:printed-by>Mark Murphy</meta:printed-by>
    <meta:print-date>2010-10-20T09:28:51</meta:print-date>
    <dc:language>en-US</dc:language>
    <meta:editing-cycles>142</meta:editing-cycles>
    <meta:editing-duration>PT24H19M07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